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5" draw:id="id15" draw:layer="layout" svg:width="3cm" svg:height="1.1cm" svg:x="6.5cm" svg:y="1cm">
          <text:p text:style-name="P1"><text:span text:style-name="T1">Home Page</text:span></text:p>
        </draw:rect>
        <draw:rect draw:style-name="gr1" draw:text-style-name="P1" xml:id="id18" draw:id="id18" draw:layer="layout" svg:width="3.1cm" svg:height="1.1cm" svg:x="1.3cm" svg:y="6.9cm">
          <text:p text:style-name="P1"><text:span text:style-name="T1">Sign In</text:span></text:p>
        </draw:rect>
        <draw:rect draw:style-name="gr1" draw:text-style-name="P1" xml:id="id19" draw:id="id19" draw:layer="layout" svg:width="3.1cm" svg:height="1cm" svg:x="5.1cm" svg:y="6.9cm">
          <text:p text:style-name="P1"><text:span text:style-name="T1">Sign Up</text:span></text:p>
        </draw:rect>
        <draw:rect draw:style-name="gr1" draw:text-style-name="P1" xml:id="id20" draw:id="id20" draw:layer="layout" svg:width="3.2cm" svg:height="1.1cm" svg:x="9.2cm" svg:y="6.9cm">
          <text:p text:style-name="P1"><text:span text:style-name="T1">Projcts Explore</text:span><text:span text:style-name="T1"><text:line-break/></text:span><text:span text:style-name="T1">(Categories)</text:span></text:p>
        </draw:rect>
        <draw:rect draw:style-name="gr1" draw:text-style-name="P1" xml:id="id16" draw:id="id16" draw:layer="layout" svg:width="3.2cm" svg:height="1.1cm" svg:x="13.5cm" svg:y="1cm">
          <text:p text:style-name="P1">About Us Page</text:p>
        </draw:rect>
        <draw:rect draw:style-name="gr1" draw:text-style-name="P1" xml:id="id17" draw:id="id17" draw:layer="layout" svg:width="3cm" svg:height="1.1cm" svg:x="3cm" svg:y="4cm">
          <text:p text:style-name="P1">Session Off </text:p>
        </draw:rect>
        <draw:rect draw:style-name="gr1" draw:text-style-name="P1" xml:id="id1" draw:id="id1" draw:layer="layout" svg:width="3cm" svg:height="1.1cm" svg:x="12.8cm" svg:y="3.9cm">
          <text:p text:style-name="P1">Session On</text:p>
        </draw:rect>
        <draw:rect draw:style-name="gr1" draw:text-style-name="P1" xml:id="id2" draw:id="id2" draw:layer="layout" svg:width="3cm" svg:height="1.1cm" svg:x="16.6cm" svg:y="6.1cm">
          <text:p text:style-name="P1">User Groups</text:p>
        </draw:rect>
        <draw:connector draw:style-name="gr2" draw:text-style-name="P2" draw:layer="layout" draw:type="line" svg:x1="14.3cm" svg:y1="5cm" svg:x2="18.1cm" svg:y2="6.1cm" draw:start-shape="id1" draw:start-glue-point="2" draw:end-shape="id2" draw:end-glue-point="0" svg:d="M14300 5000l3800 1100">
          <text:p/>
        </draw:connector>
        <draw:rect draw:style-name="gr1" draw:text-style-name="P1" xml:id="id3" draw:id="id3" draw:layer="layout" svg:width="3.6cm" svg:height="1.1cm" svg:x="16.3cm" svg:y="8.2cm">
          <text:p text:style-name="P1">User Group Page</text:p>
        </draw:rect>
        <draw:connector draw:style-name="gr2" draw:text-style-name="P2" draw:layer="layout" draw:type="line" svg:x1="18.1cm" svg:y1="7.2cm" svg:x2="18.1cm" svg:y2="8.2cm" draw:start-shape="id2" draw:start-glue-point="2" draw:end-shape="id3" draw:end-glue-point="0" svg:d="M18100 7200v1000">
          <text:p/>
        </draw:connector>
        <draw:rect draw:style-name="gr1" draw:text-style-name="P1" xml:id="id4" draw:id="id4" draw:layer="layout" svg:width="2.5cm" svg:height="1cm" svg:x="14.5cm" svg:y="10.9cm">
          <text:p text:style-name="P1">Posts</text:p>
        </draw:rect>
        <draw:rect draw:style-name="gr1" draw:text-style-name="P1" xml:id="id5" draw:id="id5" draw:layer="layout" svg:width="3cm" svg:height="1cm" svg:x="17cm" svg:y="10.9cm">
          <text:p text:style-name="P1">Members</text:p>
        </draw:rect>
        <draw:connector draw:style-name="gr2" draw:text-style-name="P2" draw:layer="layout" draw:type="line" svg:x1="18.1cm" svg:y1="9.3cm" svg:x2="15.75cm" svg:y2="10.9cm" draw:start-shape="id3" draw:start-glue-point="2" draw:end-shape="id4" draw:end-glue-point="0" svg:d="M18100 9300l-2350 1600">
          <text:p/>
        </draw:connector>
        <draw:connector draw:style-name="gr2" draw:text-style-name="P2" draw:layer="layout" draw:type="line" svg:x1="18.1cm" svg:y1="9.3cm" svg:x2="18.5cm" svg:y2="10.9cm" draw:start-shape="id3" draw:start-glue-point="2" draw:end-shape="id5" draw:end-glue-point="0" svg:d="M18100 9300l400 1600">
          <text:p/>
        </draw:connector>
        <draw:rect draw:style-name="gr1" draw:text-style-name="P1" xml:id="id6" draw:id="id6" draw:layer="layout" svg:width="3.9cm" svg:height="1cm" svg:x="4.5cm" svg:y="10.9cm">
          <text:p text:style-name="P1">Collaboration page</text:p>
        </draw:rect>
        <draw:rect draw:style-name="gr1" draw:text-style-name="P1" xml:id="id7" draw:id="id7" draw:layer="layout" svg:width="3cm" svg:height="1.1cm" svg:x="1.2cm" svg:y="13.7cm">
          <text:p text:style-name="P1">Description</text:p>
        </draw:rect>
        <draw:rect draw:style-name="gr1" draw:text-style-name="P1" xml:id="id8" draw:id="id8" draw:layer="layout" svg:width="3cm" svg:height="1.1cm" svg:x="4.7cm" svg:y="13.7cm">
          <text:p text:style-name="P1">Posts</text:p>
        </draw:rect>
        <draw:rect draw:style-name="gr1" draw:text-style-name="P1" xml:id="id9" draw:id="id9" draw:layer="layout" svg:width="3cm" svg:height="1.1cm" svg:x="8.2cm" svg:y="13.7cm">
          <text:p text:style-name="P1">Collaborations</text:p>
        </draw:rect>
        <draw:connector draw:style-name="gr2" draw:text-style-name="P2" draw:layer="layout" draw:type="line" svg:x1="6.45cm" svg:y1="11.9cm" svg:x2="2.7cm" svg:y2="13.7cm" draw:start-shape="id6" draw:start-glue-point="2" draw:end-shape="id7" draw:end-glue-point="0" svg:d="M6450 11900l-3750 1800">
          <text:p/>
        </draw:connector>
        <draw:connector draw:style-name="gr2" draw:text-style-name="P2" draw:layer="layout" draw:type="line" svg:x1="6.45cm" svg:y1="11.9cm" svg:x2="6.2cm" svg:y2="13.7cm" draw:start-shape="id6" draw:start-glue-point="2" draw:end-shape="id8" svg:d="M6450 11900l-250 1800">
          <text:p/>
        </draw:connector>
        <draw:connector draw:style-name="gr2" draw:text-style-name="P2" draw:layer="layout" draw:type="line" svg:x1="6.45cm" svg:y1="11.9cm" svg:x2="9.7cm" svg:y2="13.7cm" draw:start-shape="id6" draw:start-glue-point="2" draw:end-shape="id9" draw:end-glue-point="0" svg:d="M6450 11900l3250 1800">
          <text:p/>
        </draw:connector>
        <draw:rect draw:style-name="gr1" draw:text-style-name="P1" xml:id="id10" draw:id="id10" draw:layer="layout" svg:width="3cm" svg:height="1.1cm" svg:x="12.5cm" svg:y="16.7cm">
          <text:p text:style-name="P1">Profile Page</text:p>
        </draw:rect>
        <draw:connector draw:style-name="gr2" draw:text-style-name="P2" draw:layer="layout" draw:type="line" svg:x1="14.3cm" svg:y1="5cm" svg:x2="14cm" svg:y2="16.7cm" draw:start-shape="id1" draw:start-glue-point="2" draw:end-shape="id10" draw:end-glue-point="0" svg:d="M14300 5000l-300 11700">
          <text:p/>
        </draw:connector>
        <draw:rect draw:style-name="gr1" draw:text-style-name="P1" xml:id="id12" draw:id="id12" draw:layer="layout" svg:width="3cm" svg:height="1.1cm" svg:x="9.5cm" svg:y="19.8cm">
          <text:p text:style-name="P1">Skills</text:p>
        </draw:rect>
        <draw:rect draw:style-name="gr1" draw:text-style-name="P1" xml:id="id14" draw:id="id14" draw:layer="layout" svg:width="3cm" svg:height="1.1cm" svg:x="16.3cm" svg:y="19.8cm">
          <text:p text:style-name="P1">Groups</text:p>
        </draw:rect>
        <draw:rect draw:style-name="gr1" draw:text-style-name="P1" xml:id="id13" draw:id="id13" draw:layer="layout" svg:width="3cm" svg:height="1.1cm" svg:x="12.8cm" svg:y="19.8cm">
          <text:p text:style-name="P1">Projects</text:p>
        </draw:rect>
        <draw:rect draw:style-name="gr1" draw:text-style-name="P1" xml:id="id11" draw:id="id11" draw:layer="layout" svg:width="3cm" svg:height="1.1cm" svg:x="6cm" svg:y="19.8cm">
          <text:p text:style-name="P1">Infos/<text:line-break/>Contacts</text:p>
        </draw:rect>
        <draw:connector draw:style-name="gr2" draw:text-style-name="P2" draw:layer="layout" draw:type="line" svg:x1="14cm" svg:y1="17.8cm" svg:x2="7.5cm" svg:y2="19.8cm" draw:start-shape="id10" draw:start-glue-point="2" draw:end-shape="id11" draw:end-glue-point="0" svg:d="M14000 17800l-6500 2000">
          <text:p/>
        </draw:connector>
        <draw:connector draw:style-name="gr2" draw:text-style-name="P2" draw:layer="layout" draw:type="line" svg:x1="14cm" svg:y1="17.8cm" svg:x2="11cm" svg:y2="19.8cm" draw:start-shape="id10" draw:start-glue-point="2" draw:end-shape="id12" draw:end-glue-point="0" svg:d="M14000 17800l-3000 2000">
          <text:p/>
        </draw:connector>
        <draw:connector draw:style-name="gr2" draw:text-style-name="P2" draw:layer="layout" draw:type="line" svg:x1="14cm" svg:y1="17.8cm" svg:x2="14.3cm" svg:y2="19.8cm" draw:start-shape="id10" draw:start-glue-point="2" draw:end-shape="id13" draw:end-glue-point="0" svg:d="M14000 17800l300 2000">
          <text:p/>
        </draw:connector>
        <draw:connector draw:style-name="gr2" draw:text-style-name="P2" draw:layer="layout" draw:type="line" svg:x1="14cm" svg:y1="17.8cm" svg:x2="17.8cm" svg:y2="19.8cm" draw:start-shape="id10" draw:start-glue-point="2" draw:end-shape="id14" draw:end-glue-point="0" svg:d="M14000 17800l3800 2000">
          <text:p/>
        </draw:connector>
        <draw:connector draw:style-name="gr2" draw:text-style-name="P2" draw:layer="layout" draw:type="line" svg:x1="9.5cm" svg:y1="1.55cm" svg:x2="13.5cm" svg:y2="1.55cm" draw:start-shape="id15" draw:start-glue-point="1" draw:end-shape="id16" svg:d="M9500 1550h4000">
          <text:p/>
        </draw:connector>
        <draw:connector draw:style-name="gr2" draw:text-style-name="P2" draw:layer="layout" draw:type="line" svg:x1="8cm" svg:y1="2.1cm" svg:x2="14.3cm" svg:y2="3.9cm" draw:start-shape="id15" draw:start-glue-point="2" draw:end-shape="id1" draw:end-glue-point="0" svg:d="M8000 2100l6300 1800">
          <text:p/>
        </draw:connector>
        <draw:connector draw:style-name="gr2" draw:text-style-name="P2" draw:layer="layout" draw:type="line" svg:x1="6.5cm" svg:y1="1.55cm" svg:x2="6.5cm" svg:y2="1.55cm" draw:start-shape="id15" draw:start-glue-point="3" draw:end-shape="id15" svg:d="M6500 1550z">
          <text:p/>
        </draw:connector>
        <draw:connector draw:style-name="gr2" draw:text-style-name="P2" draw:layer="layout" draw:type="line" svg:x1="8cm" svg:y1="2.1cm" svg:x2="4.5cm" svg:y2="4cm" draw:start-shape="id15" draw:start-glue-point="2" draw:end-shape="id17" draw:end-glue-point="0" svg:d="M8000 2100l-3500 1900">
          <text:p/>
        </draw:connector>
        <draw:connector draw:style-name="gr2" draw:text-style-name="P2" draw:layer="layout" draw:type="line" svg:x1="4.5cm" svg:y1="5.1cm" svg:x2="2.85cm" svg:y2="6.9cm" draw:start-shape="id17" draw:start-glue-point="2" draw:end-shape="id18" draw:end-glue-point="0" svg:d="M4500 5100l-1650 1800">
          <text:p/>
        </draw:connector>
        <draw:connector draw:style-name="gr2" draw:text-style-name="P2" draw:layer="layout" draw:type="line" svg:x1="4.5cm" svg:y1="5.1cm" svg:x2="6.65cm" svg:y2="6.9cm" draw:start-shape="id17" draw:start-glue-point="2" draw:end-shape="id19" draw:end-glue-point="0" svg:d="M4500 5100l2150 1800">
          <text:p/>
        </draw:connector>
        <draw:connector draw:style-name="gr2" draw:text-style-name="P2" draw:layer="layout" draw:type="line" svg:x1="4.5cm" svg:y1="5.1cm" svg:x2="10.8cm" svg:y2="6.9cm" draw:start-shape="id17" draw:start-glue-point="2" draw:end-shape="id20" draw:end-glue-point="0" svg:d="M4500 5100l6300 1800">
          <text:p/>
        </draw:connector>
        <draw:connector draw:style-name="gr2" draw:text-style-name="P2" draw:layer="layout" draw:type="line" svg:x1="15.1cm" svg:y1="2.1cm" svg:x2="15.1cm" svg:y2="2.1cm" draw:start-shape="id16" draw:start-glue-point="2" draw:end-shape="id16" svg:d="M15100 2100z">
          <text:p/>
        </draw:connector>
        <draw:connector draw:style-name="gr2" draw:text-style-name="P2" draw:layer="layout" draw:type="line" svg:x1="10.8cm" svg:y1="8cm" svg:x2="6.45cm" svg:y2="10.9cm" draw:start-shape="id20" draw:start-glue-point="2" draw:end-shape="id6" draw:end-glue-point="0" svg:d="M10800 8000l-4350 2900">
          <text:p/>
        </draw:connector>
        <draw:connector draw:style-name="gr2" draw:text-style-name="P2" draw:layer="layout" draw:type="line" svg:x1="14.3cm" svg:y1="5cm" svg:x2="10.8cm" svg:y2="6.9cm" draw:start-shape="id1" draw:start-glue-point="2" draw:end-shape="id20" draw:end-glue-point="0" svg:d="M14300 5000l-3500 1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ervin </meta:initial-creator>
    <meta:creation-date>2016-04-03T11:40:14.63</meta:creation-date>
    <dc:date>2016-04-03T12:30:22.14</dc:date>
    <dc:creator>Shervin </dc:creator>
    <meta:editing-duration>PT18M44S</meta:editing-duration>
    <meta:editing-cycles>2</meta:editing-cycles>
    <meta:generator>OpenOffice/4.1.2$Win32 OpenOffice.org_project/412m3$Build-9782</meta:generator>
    <meta:document-statistic meta:object-count="42"/>
  </office:meta>
</office:document-meta>
</file>